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0.16cm" svg:y="1.905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3.175cm">
          <text:p text:style-name="P1"><text:span text:style-name="T1">CaselessColumn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4.445cm">
          <text:p text:style-name="P1"><text:span text:style-name="T1">Caseless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5.715cm">
          <text:p text:style-name="P1"><text:span text:style-name="T1">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8cm" svg:y1="1.27cm" svg:x2="5.08cm" svg:y2="1.905cm">
          <text:p/>
        </draw:line>
        <draw:line draw:style-name="gr2" draw:text-style-name="P3" draw:layer="layout" svg:x1="11.43cm" svg:y1="1.27cm" svg:x2="11.43cm" svg:y2="1.905cm">
          <text:p/>
        </draw:line>
        <draw:line draw:style-name="gr2" draw:text-style-name="P3" draw:layer="layout" svg:x1="1.27cm" svg:y1="2.54cm" svg:x2="1.27cm" svg:y2="9.525cm">
          <text:p/>
        </draw:line>
        <draw:line draw:style-name="gr2" draw:text-style-name="P3" draw:layer="layout" svg:x1="1.905cm" svg:y1="3.175cm" svg:x2="1.27cm" svg:y2="3.175cm">
          <text:p/>
        </draw:line>
        <draw:line draw:style-name="gr2" draw:text-style-name="P3" draw:layer="layout" svg:x1="1.905cm" svg:y1="4.445cm" svg:x2="1.27cm" svg:y2="4.445cm">
          <text:p/>
        </draw:line>
        <draw:line draw:style-name="gr2" draw:text-style-name="P3" draw:layer="layout" svg:x1="1.905cm" svg:y1="5.715cm" svg:x2="1.27cm" svg:y2="5.715cm">
          <text:p/>
        </draw:line>
        <draw:custom-shape draw:style-name="gr1" draw:text-style-name="P2" draw:layer="layout" svg:width="7.62cm" svg:height="0.635cm" svg:x="1.905cm" svg:y="6.985cm">
          <text:p text:style-name="P1"><text:span text:style-name="T1">DescendingCaseless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8.255cm">
          <text:p text:style-name="P1"><text:span text:style-name="T1">Descending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9.525cm">
          <text:p text:style-name="P1"><text:span text:style-name="T1">Invert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6.985cm" svg:x2="1.27cm" svg:y2="6.985cm">
          <text:p/>
        </draw:line>
        <draw:line draw:style-name="gr2" draw:text-style-name="P3" draw:layer="layout" svg:x1="1.905cm" svg:y1="8.255cm" svg:x2="1.27cm" svg:y2="8.255cm">
          <text:p/>
        </draw:line>
        <draw:line draw:style-name="gr2" draw:text-style-name="P3" draw:layer="layout" svg:x1="1.905cm" svg:y1="9.525cm" svg:x2="1.27cm" svg:y2="9.525cm">
          <text:p/>
        </draw:line>
        <draw:custom-shape draw:style-name="gr1" draw:text-style-name="P2" draw:layer="layout" svg:width="2.54cm" svg:height="0.635cm" svg:x="10.16cm" svg:y="3.175cm">
          <text:p text:style-name="P1"><text:span text:style-name="T1">Properti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3cm" svg:y1="2.54cm" svg:x2="11.43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2T13:21:43</dc:date>
    <dc:language>en-US</dc:language>
    <meta:editing-cycles>3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